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portSummary.DefaultRepor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rtSummary.getPagesSumm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portSummary.getElapsed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portSummary.addPageSummary( PageSummary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portSummary.removePageSummary( PageSummary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